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false"/>
    </style:style>
    <style:style style:name="ro3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his sprint implementation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Assesment_par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b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racture of whole percentage (value should be 1 or lower like 0.4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mal_grad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inimal grade to pass this assesment pa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assesment part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modulecontent</text:p>
          </table:table-cell>
          <table:table-cell office:value-type="string" calcext:value-type="string">
            <text:p>REFACTORING EXISTING OB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sesment_parts</text:p>
          </table:table-cell>
          <table:table-cell office:value-type="string" calcext:value-type="string">
            <text:p>array of assesment_parts</text:p>
          </table:table-cell>
          <table:table-cell office:value-type="string" calcext:value-type="string">
            <text:p>array containing the assesment parts of a modu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arninggoal</text:p>
          </table:table-cell>
          <table:table-cell office:value-type="string" calcext:value-type="string">
            <text:p>REFACTORING EXISTING OB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  <table:table-cell table:number-columns-repeated="102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um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seme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array of curriculums</text:p>
          </table:table-cell>
          <table:table-cell office:value-type="string" calcext:value-type="string">
            <text:p>returns array of curriculum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returns array of lifecycle activiti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returns array of architectural layer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module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overview_semester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the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overview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variable nam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kills_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an be either 1 2 or 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w number starting for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umn number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 it will return true or fals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11:48:51.103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21T12:05:30.859000000</dc:date>
    <meta:editing-duration>PT8H29M27S</meta:editing-duration>
    <meta:editing-cycles>62</meta:editing-cycles>
    <meta:generator>LibreOffice/5.3.0.3$Windows_x86 LibreOffice_project/7074905676c47b82bbcfbea1aeefc84afe1c50e1</meta:generator>
    <meta:document-statistic meta:table-count="1" meta:cell-count="274" meta:object-count="0"/>
  </office:meta>
</office:document-meta>
</file>